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6" style:family="paragraph" style:parent-style-name="Heading_20_1">
      <style:text-properties fo:font-size="12pt" style:font-size-asian="12pt" style:font-size-complex="12pt"/>
    </style:style>
    <style:style style:name="P7" style:family="paragraph" style:parent-style-name="Heading_20_1">
      <style:paragraph-properties fo:margin-top="0.423cm" fo:margin-bottom="0.212cm" fo:keep-with-next="always"/>
      <style:text-properties style:font-name="Arial" fo:font-size="12pt" fo:language="zxx" fo:country="none" style:font-name-asian="Andale Sans UI" style:font-size-asian="12pt" style:language-asian="zxx" style:country-asian="none" style:font-name-complex="Tahoma" style:font-size-complex="12pt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Game Design Document : Jeu ZOMBIE</text:h>
      <text:p text:style-name="P1"/>
      <text:h text:style-name="Heading_20_2" text:outline-level="2">Bref présentation :</text:h>
      <text:p text:style-name="P2">Le jeu serait un mix d'MMO pour les villes et d'instances privées pour les quêtes. Le jeu est en 2D isométrique (ou alors en vue du dessus).</text:p>
      <text:p text:style-name="P2"/>
      <text:p text:style-name="P2">L'histoire se passe après la contamination de la population par un virus ayant comme effet de "zombifier" les personnes contaminées. </text:p>
      <text:p text:style-name="P2">Le joueur se retrouve donc dans la peau d'un survivant qui voudrait bien continuer à survivre. Ce survivant commence alors avec un matériel et des compétences/connaissances propres à sa classe. Il lui faudra s'allier avec d'autres joueurs et combiner leurs spécialités pour progresser dans les différents endroits du jeu.</text:p>
      <text:p text:style-name="P2">Il ne s'agit pas d'un jeu de bourrinage où l'on tue allégrement des centaines de zombies. Au contraire, chaque action doit être réfléchie.</text:p>
      <text:p text:style-name="P2">Le joueur doit survivre en utilisant son environnement pour parvenir à ses fins. <text:s/></text:p>
      <text:p text:style-name="P2"/>
      <text:h text:style-name="P5" text:outline-level="2">Gameplay :</text:h>
      <text:p text:style-name="Text_20_body"/>
      <text:h text:style-name="P6" text:outline-level="1">Les classes de personnages :</text:h>
      <text:list xml:id="list37544299" text:style-name="L1">
        <text:list-item>
          <text:p text:style-name="P3">Le soldat : il faisait autrefois partie de l'armée jusqu'à ce qu'il perde tout contact avec son unité. Il est entrainé correctement à l'utilisation des armes à feu et commence avec un kit de survie (nouritture, bandages,...) et une arme de poing (+chargeurs).</text:p>
        </text:list-item>
        <text:list-item>
          <text:p text:style-name="P3">Le policier : ancien agent des forces de l'ordre, il continue à protéger les citoyens auxquels il pourrait venir en aide. Il commence avec une matraque et gilet pare-balle léger ainsi qu'une arme de poing et quelques cartouches.</text:p>
        </text:list-item>
        <text:list-item>
          <text:p text:style-name="P3">Le chimiste : faible au corps à corps et au combat à distance, il utilise ses connaissances pour fabriquer de redoutables explosifs permettant de se frayer un passage ou au contraire fabrique des médicaments pour soigner ses alliés.</text:p>
        </text:list-item>
        <text:list-item>
          <text:p text:style-name="P3">L'ingénieur : il peut utiliser ses connaissances en mécanique pour fabriquer et réparer les objets, y compris les véhicules.</text:p>
        </text:list-item>
        <text:list-item>
          <text:p text:style-name="P3">La racaille : il commence avec un couteau de combat dont il sait très bien se servir. Il connait suffisamment la rue pour </text:p>
        </text:list-item>
      </text:list>
      <text:h text:style-name="P7" text:outline-level="1">Les zones "paisibles" :</text:h>
      <text:p text:style-name="Text_20_body"/>
      <text:p text:style-name="Text_20_body"/>
      <text:h text:style-name="P7" text:outline-level="1"><text:soft-page-break/>Les véhicules :</text:h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3M27S</meta:editing-duration>
    <meta:editing-cycles>41</meta:editing-cycles>
    <meta:generator>OpenOffice.org/3.1$Win32 OpenOffice.org_project/310m19$Build-9420</meta:generator>
    <dc:date>2010-02-22T17:54:17.59</dc:date>
    <dc:creator>Corentin Naisse</dc:creator>
    <meta:document-statistic meta:table-count="0" meta:image-count="0" meta:object-count="0" meta:page-count="2" meta:paragraph-count="16" meta:word-count="321" meta:character-count="1912"/>
    <meta:user-defined meta:name="Info 1"/>
    <meta:user-defined meta:name="Info 2"/>
    <meta:user-defined meta:name="Info 3"/>
    <meta:user-defined meta:name="Info 4"/>
  </office:meta>
</office:document-meta>
</file>